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DejaVu Sans" svg:font-family="'DejaVu Sans'" style:font-family-generic="system" style:font-pitch="variable"/>
  </office:font-face-decls>
  <office:automatic-styles>
    <style:style style:name="P1" style:family="paragraph" style:parent-style-name="Standard">
      <style:text-properties officeooo:rsid="00011252" officeooo:paragraph-rsid="00011252"/>
    </style:style>
    <style:style style:name="P2" style:family="paragraph" style:parent-style-name="Standard">
      <style:text-properties officeooo:rsid="00011252" officeooo:paragraph-rsid="000258e0"/>
    </style:style>
    <style:style style:name="P3" style:family="paragraph" style:parent-style-name="Standard">
      <style:text-properties officeooo:rsid="0012d75c" officeooo:paragraph-rsid="0012d75c"/>
    </style:style>
    <style:style style:name="P4" style:family="paragraph" style:parent-style-name="Standard">
      <style:text-properties style:text-underline-style="solid" style:text-underline-width="auto" style:text-underline-color="font-color" officeooo:rsid="0012d75c" officeooo:paragraph-rsid="0012d75c"/>
    </style:style>
    <style:style style:name="P5" style:family="paragraph" style:parent-style-name="Standard">
      <style:text-properties style:text-underline-style="solid" style:text-underline-width="auto" style:text-underline-color="font-color" officeooo:rsid="0012d75c" officeooo:paragraph-rsid="0014b2e6"/>
    </style:style>
    <style:style style:name="P6" style:family="paragraph" style:parent-style-name="Standard">
      <style:paragraph-properties style:writing-mode="lr-tb"/>
      <style:text-properties officeooo:rsid="00011252" officeooo:paragraph-rsid="000258e0"/>
    </style:style>
    <style:style style:name="P7" style:family="paragraph" style:parent-style-name="Standard">
      <style:paragraph-properties style:writing-mode="lr-tb"/>
      <style:text-properties officeooo:rsid="000258e0" officeooo:paragraph-rsid="000258e0"/>
    </style:style>
    <style:style style:name="P8" style:family="paragraph" style:parent-style-name="Standard">
      <style:paragraph-properties style:writing-mode="lr-tb"/>
      <style:text-properties officeooo:rsid="0006b46d" officeooo:paragraph-rsid="0006b46d"/>
    </style:style>
    <style:style style:name="P9" style:family="paragraph" style:parent-style-name="Standard">
      <style:paragraph-properties style:writing-mode="lr-tb"/>
      <style:text-properties officeooo:rsid="0006b46d" officeooo:paragraph-rsid="0007708b"/>
    </style:style>
    <style:style style:name="P10" style:family="paragraph" style:parent-style-name="Standard">
      <style:paragraph-properties fo:margin-left="0cm" fo:margin-right="0cm" fo:margin-top="0.275cm" fo:margin-bottom="0cm" loext:contextual-spacing="false" fo:text-indent="0cm" style:auto-text-indent="false" style:writing-mode="lr-tb"/>
      <style:text-properties officeooo:paragraph-rsid="000b5e9f"/>
    </style:style>
    <style:style style:name="P11" style:family="paragraph" style:parent-style-name="Standard">
      <style:paragraph-properties fo:margin-left="0cm" fo:margin-right="0cm" fo:margin-top="0.275cm" fo:margin-bottom="0cm" loext:contextual-spacing="false" fo:text-indent="0cm" style:auto-text-indent="false" style:writing-mode="lr-tb"/>
      <style:text-properties officeooo:paragraph-rsid="000dc17d"/>
    </style:style>
    <style:style style:name="P12" style:family="paragraph" style:parent-style-name="Standard">
      <style:paragraph-properties fo:margin-left="0cm" fo:margin-right="0cm" fo:margin-top="0.275cm" fo:margin-bottom="0cm" loext:contextual-spacing="false" fo:text-indent="0cm" style:auto-text-indent="false" style:writing-mode="lr-tb"/>
      <style:text-properties officeooo:paragraph-rsid="000e5938"/>
    </style:style>
    <style:style style:name="P13" style:family="paragraph" style:parent-style-name="Standard">
      <style:paragraph-properties fo:margin-left="0cm" fo:margin-right="0cm" fo:margin-top="0.275cm" fo:margin-bottom="0cm" loext:contextual-spacing="false" fo:text-indent="0cm" style:auto-text-indent="false" style:writing-mode="lr-tb"/>
      <style:text-properties officeooo:rsid="000258e0" officeooo:paragraph-rsid="000e5938"/>
    </style:style>
    <style:style style:name="P14" style:family="paragraph" style:parent-style-name="Standard">
      <style:paragraph-properties fo:margin-left="0cm" fo:margin-right="0cm" fo:margin-top="0.275cm" fo:margin-bottom="0cm" loext:contextual-spacing="false" fo:text-indent="0cm" style:auto-text-indent="false" style:writing-mode="lr-tb"/>
      <style:text-properties officeooo:paragraph-rsid="000c0c14"/>
    </style:style>
    <style:style style:name="P15" style:family="paragraph" style:parent-style-name="Standard">
      <style:paragraph-properties fo:margin-left="0cm" fo:margin-right="0cm" fo:margin-top="0.275cm" fo:margin-bottom="0cm" loext:contextual-spacing="false" fo:text-indent="0cm" style:auto-text-indent="false" style:writing-mode="lr-tb"/>
      <style:text-properties officeooo:rsid="000c0c14" officeooo:paragraph-rsid="000c0c14"/>
    </style:style>
    <style:style style:name="P16" style:family="paragraph" style:parent-style-name="Standard">
      <style:paragraph-properties fo:margin-left="0cm" fo:margin-right="0cm" fo:margin-top="0.275cm" fo:margin-bottom="0cm" loext:contextual-spacing="false" fo:text-indent="0cm" style:auto-text-indent="false" style:writing-mode="lr-tb"/>
      <style:text-properties officeooo:paragraph-rsid="0006b46d"/>
    </style:style>
    <style:style style:name="P17" style:family="paragraph" style:parent-style-name="Standard">
      <style:paragraph-properties fo:margin-left="0cm" fo:margin-right="0cm" fo:margin-top="0.275cm" fo:margin-bottom="0cm" loext:contextual-spacing="false" fo:text-indent="0cm" style:auto-text-indent="false" style:writing-mode="lr-tb"/>
      <style:text-properties style:text-underline-style="solid" style:text-underline-width="auto" style:text-underline-color="font-color" fo:font-weight="bold" officeooo:rsid="000c0c14" officeooo:paragraph-rsid="000c0c14" style:font-weight-asian="bold" style:font-weight-complex="bold"/>
    </style:style>
    <style:style style:name="P18" style:family="paragraph" style:parent-style-name="Standard" style:master-page-name="">
      <style:paragraph-properties fo:margin-left="0cm" fo:margin-right="0cm" fo:margin-top="0.275cm" fo:margin-bottom="0cm" loext:contextual-spacing="false" fo:text-indent="0cm" style:auto-text-indent="false" style:page-number="auto" style:writing-mode="lr-tb"/>
      <style:text-properties officeooo:paragraph-rsid="000258e0"/>
    </style:style>
    <style:style style:name="P19" style:family="paragraph" style:parent-style-name="Standard">
      <style:text-properties style:text-underline-style="none" officeooo:rsid="0012d75c" officeooo:paragraph-rsid="0012d75c"/>
    </style:style>
    <style:style style:name="P20" style:family="paragraph" style:parent-style-name="Standard">
      <style:text-properties style:text-underline-style="none" officeooo:rsid="0014b2e6" officeooo:paragraph-rsid="0014b2e6"/>
    </style:style>
    <style:style style:name="P21" style:family="paragraph" style:parent-style-name="Standard">
      <style:text-properties style:text-underline-style="none" officeooo:rsid="0014b2e6" officeooo:paragraph-rsid="0012d75c"/>
    </style:style>
    <style:style style:name="P22" style:family="paragraph" style:parent-style-name="Standard">
      <style:text-properties officeooo:rsid="00011252" officeooo:paragraph-rsid="00160739"/>
    </style:style>
    <style:style style:name="P23" style:family="paragraph" style:parent-style-name="Standard">
      <style:text-properties officeooo:rsid="0017decb" officeooo:paragraph-rsid="0017decb"/>
    </style:style>
    <style:style style:name="T1" style:family="text">
      <style:text-properties officeooo:rsid="000258e0"/>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6b46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11252" style:font-weight-asian="normal" style:font-weight-complex="normal"/>
    </style:style>
    <style:style style:name="T8" style:family="text">
      <style:text-properties style:text-underline-style="none" officeooo:rsid="0014b2e6"/>
    </style:style>
    <style:style style:name="T9" style:family="text">
      <style:text-properties fo:font-style="italic"/>
    </style:style>
    <style:style style:name="T10" style:family="text">
      <style:text-properties fo:font-style="italic" officeooo:rsid="00097ea8" style:font-style-asian="italic" style:font-style-complex="italic"/>
    </style:style>
    <style:style style:name="T11" style:family="text">
      <style:text-properties fo:font-style="italic" fo:font-weight="bold" officeooo:rsid="000258e0" style:font-style-asian="italic" style:font-weight-asian="bold" style:font-style-complex="italic" style:font-weight-complex="bold"/>
    </style:style>
    <style:style style:name="T12" style:family="text">
      <style:text-properties officeooo:rsid="0007708b"/>
    </style:style>
    <style:style style:name="T13" style:family="text">
      <style:text-properties officeooo:rsid="000968f2"/>
    </style:style>
    <style:style style:name="T14" style:family="text">
      <style:text-properties officeooo:rsid="00097ea8"/>
    </style:style>
    <style:style style:name="T15" style:family="text">
      <style:text-properties officeooo:rsid="000b5e9f"/>
    </style:style>
    <style:style style:name="T16" style:family="text">
      <style:text-properties officeooo:rsid="000c0c14"/>
    </style:style>
    <style:style style:name="T17" style:family="text">
      <style:text-properties fo:text-transform="uppercase" style:text-underline-style="solid" style:text-underline-width="auto" style:text-underline-color="font-color"/>
    </style:style>
    <style:style style:name="T18" style:family="text">
      <style:text-properties fo:text-transform="uppercase" style:text-underline-style="solid" style:text-underline-width="auto" style:text-underline-color="font-color" officeooo:rsid="000c0c14"/>
    </style:style>
    <style:style style:name="T19" style:family="text">
      <style:text-properties officeooo:rsid="000dc17d"/>
    </style:style>
    <style:style style:name="T20" style:family="text">
      <style:text-properties officeooo:rsid="000e5938"/>
    </style:style>
    <style:style style:name="T21" style:family="text">
      <style:text-properties officeooo:rsid="00160739"/>
    </style:style>
    <style:style style:name="T22" style:family="text">
      <style:text-properties officeooo:rsid="0017decb"/>
    </style:style>
    <style:style style:name="T23" style:family="text">
      <style:text-properties officeooo:rsid="0017f35f"/>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Project: <text:s text:c="4"/>Analysis of NYC-311 Service Request Calls</text:p>
      <text:p text:style-name="P1"># #############################</text:p>
      <text:p text:style-name="P1"/>
      <text:p text:style-name="P1"/>
      <text:p text:style-name="P22"/>
      <text:p text:style-name="P22"># #############################</text:p>
      <text:p text:style-name="P22">## Meeting:<text:tab/>2018.09.2<text:span text:style-name="T21">7</text:span> - 1<text:span text:style-name="T21">5</text:span>h-<text:span text:style-name="T22">16</text:span>h</text:p>
      <text:p text:style-name="P22">## Place: <text:tab/>Campus Nord - C6-214, UPC</text:p>
      <text:p text:style-name="P22">## Participants:<text:tab/>Jorge García Vidal, José Mª Barceló, Cédric Bhihe</text:p>
      <text:p text:style-name="P22"># #############################</text:p>
      <text:p text:style-name="P22"/>
      <text:p text:style-name="P23">- expounded post PCA Varimax results with latent factor analysis’ conclusions on April 2014 data.</text:p>
      <text:p text:style-name="P23">- shared my doubts on how to approach the optimization challenges</text:p>
      <text:p text:style-name="P23">- cleared up the ambiguity on whether to add description to POIs and to existing data (NYC311 SRCs and NYPD crime index) to enrich the basis upon which optimization should take place.</text:p>
      <text:p text:style-name="P23"><text:s text:c="2"/>→ Jorge leans toward using each observed SRC and each POI as a single word.</text:p>
      <text:p text:style-name="P23"><text:s text:c="2"/>→<text:span text:style-name="T23"> recommended consulting papers by Chinese authors, who enriched their base data with word descriptions before applying Word2vec. (KW: geospatial analysis with Word2vec)</text:span></text:p>
      <text:p text:style-name="P1"/>
      <text:p text:style-name="P1"/>
      <text:p text:style-name="P1"># #############################</text:p>
      <text:p text:style-name="P1">## Meeting:<text:tab/>2018.09.20 - 16h-18h</text:p>
      <text:p text:style-name="P1">## Place: <text:tab/>Campus Nord - C6-214, UPC</text:p>
      <text:p text:style-name="P1">## Participants:<text:tab/>Jorge García Vidal, José Mª Barceló, Cédric Bhihe</text:p>
      <text:p text:style-name="P1"># #############################</text:p>
      <text:p text:style-name="P1"/>
      <text:p text:style-name="P2">▪ <text:s/>Status of current work on statistical learning with April 2014 data.</text:p>
      <text:p text:style-name="P2"><text:tab/>- Issues with Rstudio <text:span text:style-name="T1">(memory leak for very long jobs with CPU time &gt;9 hours) mitigated by resolting to R to run scripts. <text:s/>(The issue cropped up when the one time job on simplifying the set of mapped ZIP codes was executed).</text:span></text:p>
      <text:p text:style-name="P6"><text:tab/>- <text:span text:style-name="T1">Issue with apparently singular matrices not being able to be inverted by </text:span>FactoMineR’ <text:span text:style-name="T1">when running the </text:span>PCA method <text:span text:style-name="T1">(R script: 11_analysis_ca-pca-mca.R) apparently due to centering the frequency matrix, although this was already done routinelly before summer vacations (July 2018). <text:s/>Work-around is to center frequency data including the bogus ZIP code “99999” but excluding all zero boundary length ZIP code areas,while carrying out the canned PCA holding “99999” as supplementary individual. Data is not scaled at that stage of the statistical analysis.</text:span></text:p>
      <text:p text:style-name="P6"><text:tab/>- <text:span text:style-name="T1">Issue with not finding the latest scripts written before summer. (resolved immediately after the meeting)</text:span></text:p>
      <text:p text:style-name="P6">- <text:span text:style-name="T1">Clustering analysis with k-means consolidation still not carried out still, although R code already exists in extenso.</text:span></text:p>
      <text:p text:style-name="P6"/>
      <text:p text:style-name="P6">▪ <text:span text:style-name="T1"><text:s/>Approach to </text:span><text:span text:style-name="T11">Word2Vec</text:span></text:p>
      <text:p text:style-name="P8"/>
      <text:p text:style-name="P8"><text:span text:style-name="T17">What it is</text:span>:</text:p>
      <text:p text:style-name="P9"><text:tab/><text:span text:style-name="T13">Word2Vec</text:span> refers to a set of shallow 2-layer deep NN based models, designed to provide semantic information of proximity (define proximity in context) between words in a bag of words made of a large <text:span text:style-name="T13">body </text:span>of texts. <text:s/>Those texts, <text:span text:style-name="T13">or documents, </text:span>are the material which forms the basis of an unsupervised learning process, where each word is ultimately represented by a vector in a n-dimensional space (n being quite large). <text:s/>Proximity of two vectors in that space indicate semantic proximity <text:span text:style-name="T12">in both meaning and syntactic ordering and placement (?? clarify this point) , thereby reflecting not only semiological proximity,, grammatical relation, but also </text:span><text:soft-page-break/><text:span text:style-name="T12">syntactic usage in a given language.</text:span> <text:s/><text:span text:style-name="T14">Vectors representing words are computed based on surrounding words, or word-context, and are called </text:span><text:span text:style-name="T10">embedding-vectors</text:span><text:span text:style-name="T14">. </text:span></text:p>
      <text:p text:style-name="P9"><text:tab/><text:span text:style-name="T14">Word2Vec was created by a team led by Tomas Mikolov while at Google, ca. 2013. <text:s/>It is touted by its proponents as a necessary evolutionary step toward machine intelligence. </text:span></text:p>
      <text:p text:style-name="P9"/>
      <text:p text:style-name="P7"/>
      <text:p text:style-name="P7"><text:span text:style-name="T18">REFERENCE </text:span><text:span text:style-name="T17">Literature</text:span>:</text:p>
      <text:p text:style-name="P18"><text:span text:style-name="T1">i) </text:span>T. Mikolov, K. Chen, G. Corrado, and J. Dean, “Efficient Estimation of Word Representations in Vector Space,” <text:span text:style-name="T9">arXiv:1301.3781 [cs]</text:span>, Jan. 2013.</text:p>
      <text:p text:style-name="P10"><text:span text:style-name="T15">ii) </text:span>Y. Goldberg and O. Levy, “word2vec Explained: deriving Mikolov et al.’s negative-sampling word-embedding method,” <text:span text:style-name="T9">arXiv</text:span>, p. 5, Feb. 2014.</text:p>
      <text:p text:style-name="P11"><text:span text:style-name="T19">iii) </text:span>T. Mikolov, E. Sutskever, K. Chen, G. Corrado, and J. Dean, “Distributed representations of words and phrases and their compositionality,” in <text:span text:style-name="T9">Advances in Neural Information Processing Systems 26</text:span>, Lake Tahoe, Nevada, USA, 2013, pp. 3111–3119.</text:p>
      <text:p text:style-name="P12"><text:span text:style-name="T20">iv) </text:span>T. Mikolov, A. Joulin, and M. Baroni, “A Roadmap towards Machine Intelligence,” <text:span text:style-name="T9">arXiv:1511.08130 [cs]</text:span>, Nov. 2015.</text:p>
      <text:p text:style-name="P12"><text:span text:style-name="T20">v) </text:span>G. de Melo, “Multilingual Vector Representations of Words, Sentences, and Documents,” in <text:span text:style-name="T9">Proc. of the 8th International Joint Conference on Natural Language Processing</text:span>, Taipei, Taiwan, 2017, pp. 3–5.</text:p>
      <text:p text:style-name="P12"><text:span text:style-name="T20">vi) </text:span>Q. V. Le and T. Mikolov, “Distributed Representations of Sentences and Documents,” <text:span text:style-name="T9">arXiv</text:span>, p. 9, May 2014.</text:p>
      <text:p text:style-name="P13"/>
      <text:p text:style-name="P14"><text:span text:style-name="T18">Other resources</text:span><text:span text:style-name="T16"> (wikis, tutorials, blogs, posts): </text:span></text:p>
      <text:p text:style-name="P15"><text:span text:style-name="T2">Wikipedia</text:span>:<text:line-break/>→ <text:s/><text:a xlink:type="simple" xlink:href="https://en.wikipedia.org/wiki/Word2vec" text:style-name="Internet_20_link" text:visited-style-name="Visited_20_Internet_20_Link">https://en.wikipedia.org/wiki/Word2vec</text:a></text:p>
      <text:p text:style-name="P16"><text:span text:style-name="T2">Desh Raj</text:span><text:span text:style-name="T4"> </text:span><text:span text:style-name="T5">(</text:span><text:span text:style-name="T3">PhD student at Johns Hopkins</text:span><text:span text:style-name="T5">)<text:line-break/></text:span><text:span text:style-name="T1">→ <text:s/></text:span><text:a xlink:type="simple" xlink:href="https://medium.com/explorations-in-language-and-learning/how-to-obtain-sentence-vectors-2a6d88bd3c8b" text:style-name="Internet_20_link" text:visited-style-name="Visited_20_Internet_20_Link"><text:span text:style-name="T1">https://medium.com/explorations-in-language-and-learning/how-to-obtain-sentence-vectors-2a6d88bd3c8b</text:span></text:a></text:p>
      <text:p text:style-name="P17">Radim Rehurek<text:span text:style-name="T6"> (founder of Rare Technologies, Inc.)<text:line-break/></text:span><text:span text:style-name="T7">→</text:span><text:span text:style-name="T6"> </text:span><text:span text:style-name="T7"><text:s/>https://rare-technologies.com/word2vec-tutorial/</text:span></text:p>
      <text:p text:style-name="P1"/>
      <text:p text:style-name="P4">DIFFICULTIES<text:span text:style-name="T3"> (to be expected)</text:span></text:p>
      <text:p text:style-name="P19">- non convex optimization</text:p>
      <text:p text:style-name="P19">- optimization results highly dependent on initial conditions<text:line-break/><text:tab/>- quality of initial conditions crucial <text:line-break/><text:tab/>- initial conditions difficult to pick<text:line-break/><text:tab/>- think about designing scheme to pick optimal initial conditions</text:p>
      <text:p text:style-name="P19">- cost function is scalar product of 2 word vectors. <text:line-break/> - a given pair of words may have different final vector representations as a result of differing initial conditions (scalar product &lt;u.v&gt; invariant for an infinity of ||u||, ||v||, cosine(u,v) values !)</text:p>
      <text:p text:style-name="P19">Norm of u or v is context dependent</text:p>
      <text:p text:style-name="P4"><text:span text:style-name="T3">- understand meaning of solid rotation for</text:span><text:span text:style-name="T3"><draw:frame draw:style-name="fr1" draw:name="Object1" text:anchor-type="as-char" svg:y="-0.295cm" svg:width="0.594cm" svg:height="0.369cm" draw:z-index="0"><draw:object xlink:href="./Object 1" xlink:type="simple" xlink:show="embed" xlink:actuate="onLoad"/><draw:image xlink:href="./ObjectReplacements/Object 1" xlink:type="simple" xlink:show="embed" xlink:actuate="onLoad"/></draw:frame></text:span><text:span text:style-name="T3">as long as u and v preserve their relative angle</text:span></text:p>
      <text:p text:style-name="P19">- effect of vanishing gradient on processing and workaround </text:p>
      <text:p text:style-name="P19"/>
      <text:p text:style-name="P19">- in context of POIs and NY311 topological data</text:p>
      <text:p text:style-name="P19"><text:tab/>- definition of “urban words” and sentences needs refinement</text:p>
      <text:p text:style-name="P5"><text:span text:style-name="T3"><text:tab/>- </text:span><text:span text:style-name="T8">the extent of context is defined by a radius not by a nbr of words left and right. </text:span></text:p>
      <text:p text:style-name="P20"><text:soft-page-break/><text:tab/>- pre-processing of context: go from 1D to 2D !</text:p>
      <text:p text:style-name="P21"><text:tab/>- repeated events or POIs of the same type, count for so many words.</text:p>
      <text:p text:style-name="P21"><text:tab/>- think large numbers for SRCs. Where to get them from. Can SRCs be represented more generally than by one word in the linguistic sense → better extract semantic structure with “fuzzy logic”.</text:p>
      <text:p text:style-name="P19"/>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cm" style:writing-mode="page"/>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10:57:49.291334626</meta:creation-date>
    <dc:date>2018-09-27T16:44:19.234985684</dc:date>
    <meta:editing-duration>PT2H52M3S</meta:editing-duration>
    <meta:editing-cycles>14</meta:editing-cycles>
    <meta:generator>LibreOffice/6.1.1.2$Linux_X86_64 LibreOffice_project/10$Build-2</meta:generator>
    <meta:document-statistic meta:table-count="0" meta:image-count="0" meta:object-count="1" meta:page-count="3" meta:paragraph-count="50" meta:word-count="868" meta:character-count="5704" meta:non-whitespace-character-count="4846"/>
  </office:meta>
</office:document-meta>
</file>

<file path=Object 1/content.xml><?xml version="1.0" encoding="utf-8"?>
<math xmlns="http://www.w3.org/1998/Math/MathML" display="block">
  <semantics>
    <mover accent="true">
      <mi mathvariant="italic">uv</mi>
      <mo stretchy="false">^</mo>
    </mover>
    <annotation encoding="StarMath 5.0">hat uv</annotation>
  </semantics>
</math>
</file>